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202.99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260.19pt" fo:break-before="auto" style:use-optimal-row-height="true"/>
    </style:style>
    <style:style style:name="ro5" style:family="table-row">
      <style:table-row-properties style:row-height="57.71pt" fo:break-before="auto" style:use-optimal-row-height="true"/>
    </style:style>
    <style:style style:name="ro6" style:family="table-row">
      <style:table-row-properties style:row-height="102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68.94pt" fo:break-before="auto" style:use-optimal-row-height="true"/>
    </style:style>
    <style:style style:name="ro9" style:family="table-row">
      <style:table-row-properties style:row-height="147.7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169.4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Primary User(s)</text:p>
          </table:table-cell>
          <table:table-cell office:value-type="string" calcext:value-type="string">
            <text:p>Threat/Failure Mode</text:p>
          </table:table-cell>
          <table:table-cell office:value-type="string" calcext:value-type="string">
            <text:p>Preventative Measures</text:p>
          </table:table-cell>
          <table:table-cell office:value-type="string" calcext:value-type="string">
            <text:p>Remediation Steps</text:p>
          </table:table-cell>
          <table:table-cell office:value-type="string" calcext:value-type="string">
            <text:p>Est. Remediation Tim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Book Keeping Computer</text:p>
          </table:table-cell>
          <table:table-cell table:style-name="ce2" office:value-type="string" calcext:value-type="string">
            <text:p>Book Keeper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ultiple Backups, to flash drive and an online space after every session of entering data</text:p>
          </table:table-cell>
          <table:table-cell table:style-name="ce2" office:value-type="string" calcext:value-type="string">
            <text:p>1. Purchase new hard drive</text:p>
            <text:p>2. Install Windows and perform all updates/service packs (using our site license)</text:p>
            <text:p>3. Install MS Office and perform all updates (using our site license)</text:p>
            <text:p>4. Install Google Chrome (internet)</text:p>
            <text:p>5. Install Quicken 2015 (??? got from tech soup, gotta trace down…)</text:p>
            <text:p>6. Restore Backed up file</text:p>
          </table:table-cell>
          <table:table-cell table:style-name="ce2" office:value-type="string" calcext:value-type="string">
            <text:p>8 hours (after new hard drive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Virus/Malware</text:p>
          </table:table-cell>
          <table:table-cell office:value-type="string" calcext:value-type="string">
            <text:p>Install Anti virus software, keeping up with security patches</text:p>
          </table:table-cell>
          <table:table-cell office:value-type="string" calcext:value-type="string">
            <text:p>Attempt Virus/Malware Removal. If unsuccessful wipe hard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ansomware</text:p>
          </table:table-cell>
          <table:table-cell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4">
          <table:table-cell table:style-name="ce2" office:value-type="string" calcext:value-type="string">
            <text:p>Main Server PC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 of home-grown programs and data. <text:s/>Good documentation of Server Setup and installation for programs.</text:p>
          </table:table-cell>
          <table:table-cell table:style-name="ce2" office:value-type="string" calcext:value-type="string">
            <text:p>Cost Benefit Analysis of new hard drive versus all new computer (server is an old desktop PC)</text:p>
            <text:p/>
            <text:p>This is an abbreviated list of steps (full restoration will be covered in another document)</text:p>
            <text:p>1. Install Mint Linux (current), or Ubuntu Linux</text:p>
            <text:p>1a. Install DHCP Server, restore backup of server Settings</text:p>
            <text:p>2. Install Chrome (internet)</text:p>
            <text:p>3. Install LAMP Stack (internet – documented instructions)</text:p>
            <text:p>4. Install OpenSSH (apt-get)</text:p>
            <text:p>5. Install Ubiquiti Unifi Controller Software (internet)</text:p>
            <text:p>6. Install webmin (apt-get)</text:p>
            <text:p>7. Transfer all web apps from data storage back to working directories</text:p>
            <text:p>8. Configure shared drive, add users to system then configure shared folders with SaMBa.</text:p>
          </table:table-cell>
          <table:table-cell table:style-name="ce2" office:value-type="string" calcext:value-type="string">
            <text:p>24-48 hours (after components acquired)</text:p>
          </table:table-cell>
        </table:table-row>
        <table:table-row table:style-name="ro5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 <text:s/>Periodic Backup of data.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number-columns-repeated="3" table:style-name="ce2" office:value-type="string" calcext:value-type="string">
            <text:p>None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24-48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Scott Office PC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n old Laptop ~8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6">
          <table:table-cell table:style-name="ce2" office:value-type="string" calcext:value-type="string">
            <text:p>Tim Office PC</text:p>
          </table:table-cell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Periodic Backup of Critical Documents to Online/Offline Source</text:p>
          </table:table-cell>
          <table:table-cell table:style-name="ce2" office:value-type="string" calcext:value-type="string">
            <text:p>CBA of replacement of Hard Drive or buying a new PC (PC is a Laptop ~5 years old)</text:p>
            <text:p/>
            <text:p>1. Install Windows (using Site Disk &amp; License)</text:p>
            <text:p>2. Install MS Office (using Site Disk &amp; License)</text:p>
            <text:p>3. Install Chrome (internet)</text:p>
            <text:p>4. Restore backed up files</text:p>
          </table:table-cell>
          <table:table-cell table:style-name="ce2" office:value-type="string" calcext:value-type="string">
            <text:p>8 hours (after new hard drive/PC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Use of a Power Strip to protect against power surges</text:p>
          </table:table-cell>
          <table:table-cell table:style-name="ce2" office:value-type="string" calcext:value-type="string">
            <text:p>CBA of PC replacement or purchase and replace damaged/malfunctioning components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Attempt Virus/Malware Removal. If unsuccessful wipe hard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, Periodic backup of data</text:p>
          </table:table-cell>
          <table:table-cell table:style-name="ce2" office:value-type="string" calcext:value-type="string">
            <text:p>Wipe Hard Drive and reinstall everything (see Hard Drive Failure)</text:p>
          </table:table-cell>
          <table:table-cell table:style-name="ce2" office:value-type="string" calcext:value-type="string">
            <text:p>12 hours</text:p>
          </table:table-cell>
        </table:table-row>
        <table:table-row table:style-name="ro1">
          <table:table-cell table:number-columns-repeated="6"/>
        </table:table-row>
        <table:table-row table:style-name="ro7">
          <table:table-cell table:style-name="ce2" office:value-type="string" calcext:value-type="string">
            <text:p>Announcement Scrolling Mini-PCs</text:p>
          </table:table-cell>
          <table:table-cell table:style-name="ce2" office:value-type="string" calcext:value-type="string">
            <text:p>Andrew/Building</text:p>
          </table:table-cell>
          <table:table-cell table:style-name="ce2" office:value-type="string" calcext:value-type="string">
            <text:p>Power Supply Failure</text:p>
          </table:table-cell>
          <table:table-cell table:style-name="ce2" office:value-type="string" calcext:value-type="string">
            <text:p>User of a Power Strip and appropriately sized power supply (5V 3A)</text:p>
          </table:table-cell>
          <table:table-cell table:style-name="ce2" office:value-type="string" calcext:value-type="string">
            <text:p>Purchase and replace power supply</text:p>
          </table:table-cell>
          <table:table-cell table:style-name="ce2" office:value-type="string" calcext:value-type="string">
            <text:p>.25 hours (after replacement components acquired)</text:p>
          </table:table-cell>
        </table:table-row>
        <table:table-row table:style-name="ro8">
          <table:table-cell table:style-name="ce2" table:number-columns-repeated="2"/>
          <table:table-cell table:style-name="ce2" office:value-type="string" calcext:value-type="string">
            <text:p>Mini-PC Board Failure</text:p>
          </table:table-cell>
          <table:table-cell table:style-name="ce2" office:value-type="string" calcext:value-type="string">
            <text:p>Use of a Power Strip and appropriately sized power supply (5V 3A)</text:p>
          </table:table-cell>
          <table:table-cell table:style-name="ce2" office:value-type="string" calcext:value-type="string">
            <text:p>Purchase and replace Mini-PC (Orange Pi 2E), Reinstall everything and configure like the old one was configured (for IP address). Separate Instruction document exists describing installation process.</text:p>
          </table:table-cell>
          <table:table-cell table:style-name="ce2" office:value-type="string" calcext:value-type="string">
            <text:p>6-8 hours (after replacement Mini-PC acquired), note, Mini-PCs must come direct from China, 20 day delay!</text:p>
          </table:table-cell>
        </table:table-row>
        <table:table-row table:style-name="ro1">
          <table:table-cell table:number-columns-repeated="6"/>
        </table:table-row>
        <table:table-row table:style-name="ro9">
          <table:table-cell table:style-name="ce2" office:value-type="string" calcext:value-type="string">
            <text:p>Sound Computer (Mac OS)</text:p>
          </table:table-cell>
          <table:table-cell table:style-name="ce2" office:value-type="string" calcext:value-type="string">
            <text:p>Sound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Backups unnecessary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2" office:value-type="string" calcext:value-type="string">
            <text:p>CBA of PC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7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</text:p>
          </table:table-cell>
        </table:table-row>
        <table:table-row table:style-name="ro10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">
          <table:table-cell table:number-columns-repeated="6"/>
        </table:table-row>
        <table:table-row table:style-name="ro11">
          <table:table-cell office:value-type="string" calcext:value-type="string">
            <text:p>Video Computer (Mac OS)</text:p>
          </table:table-cell>
          <table:table-cell office:value-type="string" calcext:value-type="string">
            <text:p>Video Team/Building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Main Repository of Images, videos and other material should reside on Server Shared Drive – thus no critical data should be necessary for retrieval</text:p>
          </table:table-cell>
          <table:table-cell office:value-type="string" calcext:value-type="string">
            <text:p>CBA of Replacement of Hard Drive or buying a new PC/Mac (Computer is ~9 years old).  Once a replacement computer is selected (or hard drive replaced):</text:p>
            <text:p/>
            <text:p>1. Install Operating System (Windows Disk or Mac OS – though currently unable to install MacOS operating System)</text:p>
            <text:p>2. Install Chrome Browser (internet)</text:p>
            <text:p>3. Configure Link to Shared Drive</text:p>
            <text:p>4. Install/Configure SSH to communicate with the Announcement TVs mini PCs</text:p>
            <text:p>5. Install VLC</text:p>
            <text:p>6. Install EasyWorship/ProPresenter based on input from Leaders.</text:p>
          </table:table-cell>
          <table:table-cell office:value-type="string" calcext:value-type="string">
            <text:p>8-12 hours (after new hard drive/computer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3" office:value-type="string" calcext:value-type="string">
            <text:p>CBA of computer replacement or purchase and replace damaged/malfunctioning components.</text:p>
          </table:table-cell>
          <table:table-cell office:value-type="string" calcext:value-type="string">
            <text:p>4-8 hours (after replacement components acquired)</text:p>
          </table:table-cell>
        </table:table-row>
        <table:table-row table:style-name="ro7">
          <table:table-cell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Install Anti virus software, keeping up with security patches</text:p>
          </table:table-cell>
          <table:table-cell table:style-name="ce2" office:value-type="string" calcext:value-type="string">
            <text:p>CBA of PC replacement or virus removal 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0">
          <table:table-cell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Keeping up with security patches</text:p>
          </table:table-cell>
          <table:table-cell table:style-name="ce2" office:value-type="string" calcext:value-type="string">
            <text:p>(Currently we are unable to restore a Mac OS operating system)</text:p>
          </table:table-cell>
          <table:table-cell table:style-name="ce2" office:value-type="string" calcext:value-type="string">
            <text:p>8 hours </text:p>
          </table:table-cell>
        </table:table-row>
        <table:table-row table:style-name="ro1">
          <table:table-cell table:number-columns-repeated="6"/>
        </table:table-row>
        <table:table-row table:style-name="ro12">
          <table:table-cell table:style-name="ce2" office:value-type="string" calcext:value-type="string">
            <text:p>Children’s Ministry Leader PC (Monica’s Chromebook)</text:p>
          </table:table-cell>
          <table:table-cell table:style-name="ce2" office:value-type="string" calcext:value-type="string">
            <text:p>Monica Butler (Children’s Ministry leader)</text:p>
          </table:table-cell>
          <table:table-cell table:style-name="ce2" office:value-type="string" calcext:value-type="string">
            <text:p>Hard Drive Failure</text:p>
          </table:table-cell>
          <table:table-cell table:style-name="ce2" office:value-type="string" calcext:value-type="string">
            <text:p>Documents are backed up to to Google Drive (because they are google docs typically), Install Chromebook Recovery Utility to create a backup.</text:p>
          </table:table-cell>
          <table:table-cell table:style-name="ce2" office:value-type="string" calcext:value-type="string">
            <text:p>CBA of computer replacement or purchase of a new hard drive. <text:s/>In either case no special software is needed, if reinstalling Chromebook OS, reinstall from the backup disk/flash device the backup was done with.</text:p>
          </table:table-cell>
          <table:table-cell table:style-name="ce2" office:value-type="string" calcext:value-type="string">
            <text:p>8-12 hours (after new hard drive/computer acquired)</text:p>
          </table:table-cell>
        </table:table-row>
        <table:table-row table:style-name="ro3">
          <table:table-cell table:style-name="ce2" table:number-columns-repeated="2"/>
          <table:table-cell table:style-name="ce2" office:value-type="string" calcext:value-type="string">
            <text:p>Other Component Failure</text:p>
          </table:table-cell>
          <table:table-cell table:style-name="ce2" office:value-type="string" calcext:value-type="string">
            <text:p>Computer is plugged into a power strip to guard against surges.</text:p>
          </table:table-cell>
          <table:table-cell table:style-name="ce4" office:value-type="string" calcext:value-type="string">
            <text:p>CBA of computer replacement or purchase and replace damaged/malfunctioning components.</text:p>
          </table:table-cell>
          <table:table-cell table:style-name="ce2" office:value-type="string" calcext:value-type="string">
            <text:p>4-8 hours (after replacement components acquired)</text:p>
          </table:table-cell>
        </table:table-row>
        <table:table-row table:style-name="ro12">
          <table:table-cell table:style-name="ce2" table:number-columns-repeated="2"/>
          <table:table-cell table:style-name="ce2" office:value-type="string" calcext:value-type="string">
            <text:p>Virus/Malware</text:p>
          </table:table-cell>
          <table:table-cell table:style-name="ce2" office:value-type="string" calcext:value-type="string">
            <text:p>None – Chromebooks come with built-in anti-virus protection and is automatically updated. <text:s/>Install Chromebook Recovery Utility to create a backup.</text:p>
          </table:table-cell>
          <table:table-cell table:style-name="ce2" office:value-type="string" calcext:value-type="string">
            <text:p>Reinstall Chromebook OS from the disk/flash drive the backup was done with.</text:p>
          </table:table-cell>
          <table:table-cell table:style-name="ce2" office:value-type="string" calcext:value-type="string">
            <text:p>4-8 hours</text:p>
          </table:table-cell>
        </table:table-row>
        <table:table-row table:style-name="ro12">
          <table:table-cell table:style-name="ce2" table:number-columns-repeated="2"/>
          <table:table-cell table:style-name="ce2" office:value-type="string" calcext:value-type="string">
            <text:p>Ransomware</text:p>
          </table:table-cell>
          <table:table-cell table:style-name="ce2" office:value-type="string" calcext:value-type="string">
            <text:p>None – Chromebooks come with updates that are automatically installed. <text:s/>Install Chromebook Recovery Utility to create a backup.</text:p>
          </table:table-cell>
          <table:table-cell table:style-name="ce2" office:value-type="string" calcext:value-type="string">
            <text:p>Reinstall Chromebook OS from the disk/flash drive the backup was done with.</text:p>
          </table:table-cell>
          <table:table-cell table:style-name="ce2" office:value-type="string" calcext:value-type="string">
            <text:p>4-8 hours</text:p>
          </table:table-cell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4:28:26.926850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5:15:52.844606740</meta:creation-date>
    <dc:date>2017-09-18T15:00:25.036960171</dc:date>
    <meta:editing-duration>PT3H8M59S</meta:editing-duration>
    <meta:editing-cycles>7</meta:editing-cycles>
    <meta:generator>LibreOffice/5.1.6.2$Linux_X86_64 LibreOffice_project/10m0$Build-2</meta:generator>
    <meta:document-statistic meta:table-count="1" meta:cell-count="142" meta:object-count="0"/>
  </office:meta>
</office:document-meta>
</file>